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 Testing Interview Questions</text:p>
      <text:p text:style-name="Text_20_body">Here is a list of interview questions from real interviews at companies such as Facebook, Amazon, Google, LinkedIn and Netflix. These include general questions and some case type questions. You should be able to easily answer the general questions based on the content we have discussed in the course. For the case question, I will encourage you to put your creative hat on and also think about how you would approach these problems. </text:p>
      <text:p text:style-name="Text_20_body">In the next couple of lectures, I will take you through 2 mock A/B Testing interviews with leading tech companies (Robinhood and Doordash) along with detailed notes on how to approach each section. The next 2 lectures are super important and I have received great feedback for them - you don't want to miss them!</text:p>
      <text:p text:style-name="Text_20_body"/>
      <text:list xml:id="list549994484" text:style-name="L1">
        <text:list-item>
          <text:p text:style-name="P2"><text:span text:style-name="Strong_20_Emphasis">General Questions</text:span></text:p>
          <text:list>
            <text:list-item>
              <text:p text:style-name="P2">When is A/B testing a good idea? When is it a bad idea?</text:p>
            </text:list-item>
            <text:list-item>
              <text:p text:style-name="P2">What should I test?</text:p>
            </text:list-item>
            <text:list-item>
              <text:p text:style-name="P2">Can you run A/B tests on things other than web pages?</text:p>
            </text:list-item>
            <text:list-item>
              <text:p text:style-name="P2">How many variations should I have in A/B testing?</text:p>
            </text:list-item>
            <text:list-item>
              <text:p text:style-name="P2">What is a null hypothesis?</text:p>
            </text:list-item>
            <text:list-item>
              <text:p text:style-name="P2">How many visits to a page do I need to get good results with A/B testing?</text:p>
            </text:list-item>
            <text:list-item>
              <text:p text:style-name="P2">What's multivariate testing, and how does it compare to A/B testing?</text:p>
            </text:list-item>
            <text:list-item>
              <text:p text:style-name="P2">How and when do I interpret my A/B test results?</text:p>
            </text:list-item>
            <text:list-item>
              <text:p text:style-name="P2">How many variables should I test?</text:p>
            </text:list-item>
            <text:list-item>
              <text:p text:style-name="P2">How should I calculate Sample size and duration?</text:p>
              <text:p text:style-name="P2"/>
            </text:list-item>
          </text:list>
        </text:list-item>
        <text:list-item>
          <text:p text:style-name="P2"><text:span text:style-name="Strong_20_Emphasis">Questions from Facebook, Amazon, Google, LinkedIn and Netflix Interviews</text:span></text:p>
          <text:p text:style-name="P2"/>
          <text:list>
            <text:list-item>
              <text:p text:style-name="P2">Your team suggests a new way to boost revenue by adding atheltic product category on your site but management is worried that might actually hurt sales and turn away existing vendors. What do you do? <text:span text:style-name="Strong_20_Emphasis"><text:span text:style-name="Emphasis">(asked by Amazon)</text:span></text:span></text:p>
              <text:p text:style-name="P2"/>
            </text:list-item>
            <text:list-item>
              <text:p text:style-name="P2">You have been given a $150,000 budget to spend on promoting a new product. How would you choose between the following channels - email, display ads, earned media, regular mail? <text:span text:style-name="Strong_20_Emphasis"><text:span text:style-name="Emphasis">(asked by Google)</text:span></text:span></text:p>
              <text:p text:style-name="P2"/>
            </text:list-item>
            <text:list-item>
              <text:p text:style-name="P2"><text:soft-page-break/>How would you test 'people you may know' feature? How would you initially think about it when you don't have any data on which to base the decision? <text:span text:style-name="Strong_20_Emphasis"><text:span text:style-name="Emphasis">(asked by LinkedIn)</text:span></text:span></text:p>
              <text:p text:style-name="P2"/>
            </text:list-item>
            <text:list-item>
              <text:p text:style-name="P2">The company developed a new feature and performed an A/B test. Here is the results - Comments +5% Likes -10% Time Spent +1% All else neutral how would you decide to whether putting into product based on the A/B test result? <text:span text:style-name="Strong_20_Emphasis"><text:span text:style-name="Emphasis">(asked by Facebook)</text:span></text:span></text:p>
              <text:p text:style-name="P2"/>
            </text:list-item>
            <text:list-item>
              <text:p text:style-name="P2">Your team suggests that cultural preferences may influence what thumbnails appear interesting to a user. For e.g. US audience may love looking at images that are relatively simple whereas German audience may prefer looking at abstract images. How would you test this hypothesis? <text:span text:style-name="Strong_20_Emphasis"><text:span text:style-name="Emphasis">(asked by Netflix)</text:span></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4:41:40.896412609</meta:creation-date>
    <dc:date>2021-09-19T14:45:20.146520265</dc:date>
    <meta:editing-duration>PT3M39S</meta:editing-duration>
    <meta:editing-cycles>1</meta:editing-cycles>
    <meta:document-statistic meta:table-count="0" meta:image-count="0" meta:object-count="0" meta:page-count="2" meta:paragraph-count="20" meta:word-count="445" meta:character-count="2492" meta:non-whitespace-character-count="2083"/>
    <meta:generator>LibreOffice/6.4.7.2$Linux_X86_64 LibreOffice_project/40$Build-2</meta:generator>
  </office:meta>
</office:document-meta>
</file>